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64.44" calcext:value-type="float">
            <text:p>64,44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197.86" calcext:value-type="float">
            <text:p>197,86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3656.16" calcext:value-type="float">
            <text:p>3656,16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408.45" calcext:value-type="float">
            <text:p>408,45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5316.54" calcext:value-type="float">
            <text:p>5316,54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272.9" calcext:value-type="float">
            <text:p>272,9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208.72" calcext:value-type="float">
            <text:p>208,72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3584.7" calcext:value-type="float">
            <text:p>3584,7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3913.02" calcext:value-type="float">
            <text:p>3913,02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3061.94" calcext:value-type="float">
            <text:p>3061,94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4698.9" calcext:value-type="float">
            <text:p>4698,9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5358.24" calcext:value-type="float">
            <text:p>5358,24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4334.63" calcext:value-type="float">
            <text:p>4334,63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15868.33" calcext:value-type="float">
            <text:p>15868,33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2947.77" calcext:value-type="float">
            <text:p>2947,77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201.49" calcext:value-type="float">
            <text:p>201,49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77.07" calcext:value-type="float">
            <text:p>77,07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377.06" calcext:value-type="float">
            <text:p>377,06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13.57" calcext:value-type="float">
            <text:p>13,57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256.65" calcext:value-type="float">
            <text:p>256,65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8060.45" calcext:value-type="float">
            <text:p>8060,45</text:p>
          </table:table-cell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374.81" calcext:value-type="float">
            <text:p>374,81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380.12" calcext:value-type="float">
            <text:p>380,12</text:p>
          </table:table-cell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786.25" calcext:value-type="float">
            <text:p>786,25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196.27" calcext:value-type="float">
            <text:p>196,27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1416.67" calcext:value-type="float">
            <text:p>1416,67</text:p>
          </table:table-cell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325.38" calcext:value-type="float">
            <text:p>325,38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364.68" calcext:value-type="float">
            <text:p>364,68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103.05" calcext:value-type="float">
            <text:p>103,05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6-03-05" calcext:value-type="date">
            <text:p>05/03/16</text:p>
          </table:table-cell>
          <table:table-cell/>
          <table:table-cell office:value-type="float" office:value="11627.1" calcext:value-type="float">
            <text:p>11627,1</text:p>
          </table:table-cell>
        </table:table-row>
        <table:table-row table:style-name="ro1">
          <table:table-cell office:value-type="date" office:date-value="2016-03-12" calcext:value-type="date">
            <text:p>12/03/16</text:p>
          </table:table-cell>
          <table:table-cell/>
          <table:table-cell office:value-type="float" office:value="300.39" calcext:value-type="float">
            <text:p>300,39</text:p>
          </table:table-cell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12384" calcext:value-type="float">
            <text:p>12384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1414.22" calcext:value-type="float">
            <text:p>1414,22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3466.44" calcext:value-type="float">
            <text:p>3466,44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3636.84" calcext:value-type="float">
            <text:p>3636,84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1721.15" calcext:value-type="float">
            <text:p>1721,15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1150.67" calcext:value-type="float">
            <text:p>1150,67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1013.65" calcext:value-type="float">
            <text:p>1013,65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67.06" calcext:value-type="float">
            <text:p>67,06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95.62" calcext:value-type="float">
            <text:p>95,62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209.5" calcext:value-type="float">
            <text:p>209,5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/>
          <table:table-cell office:value-type="float" office:value="111.5" calcext:value-type="float">
            <text:p>111,5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508.5" calcext:value-type="float">
            <text:p>508,5</text:p>
          </table:table-cell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1393.67" calcext:value-type="float">
            <text:p>1393,67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22.28" calcext:value-type="float">
            <text:p>22,28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69.05" calcext:value-type="float">
            <text:p>69,05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1571.75" calcext:value-type="float">
            <text:p>1571,75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304.2" calcext:value-type="float">
            <text:p>304,2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737.81" calcext:value-type="float">
            <text:p>737,81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3797.6" calcext:value-type="float">
            <text:p>3797,6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4612.39" calcext:value-type="float">
            <text:p>4612,39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1282" calcext:value-type="float">
            <text:p>1282</text:p>
          </table:table-cell>
        </table:table-row>
      </table:table>
      <table:table table:name="Planilha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2.91" calcext:value-type="float">
            <text:p>-2,91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3913.02" calcext:value-type="float">
            <text:p>-3913,02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3061.94" calcext:value-type="float">
            <text:p>-3061,94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3797.6" calcext:value-type="float">
            <text:p>-3797,6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1013.65" calcext:value-type="float">
            <text:p>-1013,65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string" calcext:value-type="string">
            <text:p>-1.50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7155.48" calcext:value-type="float">
            <text:p>7155,48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3252.94" calcext:value-type="float">
            <text:p>3252,94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/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table:number-columns-repeated="2"/>
          <table:table-cell office:value-type="float" office:value="23259.14" calcext:value-type="float">
            <text:p>23259,14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table:number-columns-repeated="2"/>
          <table:table-cell office:value-type="float" office:value="3252.94" calcext:value-type="float">
            <text:p>3252,94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table:number-columns-repeated="2"/>
          <table:table-cell office:value-type="float" office:value="20006.2" calcext:value-type="float">
            <text:p>20006,2</text:p>
          </table:table-cell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/>
          <table:table-cell office:value-type="float" office:value="444.84" calcext:value-type="float">
            <text:p>444,84</text:p>
          </table:table-cell>
          <table:table-cell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/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table:number-columns-repeated="2"/>
          <table:table-cell office:value-type="float" office:value="23644.98" calcext:value-type="float">
            <text:p>23644,98</text:p>
          </table:table-cell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table:number-columns-repeated="2"/>
          <table:table-cell office:value-type="float" office:value="444.84" calcext:value-type="float">
            <text:p>444,84</text:p>
          </table:table-cell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table:number-columns-repeated="2"/>
          <table:table-cell office:value-type="float" office:value="23200.14" calcext:value-type="float">
            <text:p>23200,14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1633" calcext:value-type="float">
            <text:p>-1633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16764" calcext:value-type="float">
            <text:p>-16764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95.62" calcext:value-type="float">
            <text:p>-95,62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67.06" calcext:value-type="float">
            <text:p>-67,06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899.28" calcext:value-type="float">
            <text:p>899,28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2585.95" calcext:value-type="float">
            <text:p>2585,95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/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table:number-columns-repeated="2"/>
          <table:table-cell office:value-type="float" office:value="12151.45" calcext:value-type="float">
            <text:p>12151,45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table:number-columns-repeated="2"/>
          <table:table-cell office:value-type="float" office:value="2585.95" calcext:value-type="float">
            <text:p>2585,95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table:number-columns-repeated="2"/>
          <table:table-cell office:value-type="float" office:value="9565.5" calcext:value-type="float">
            <text:p>9565,5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197.86" calcext:value-type="float">
            <text:p>-197,86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2947.77" calcext:value-type="float">
            <text:p>-2947,77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256.65" calcext:value-type="float">
            <text:p>-256,65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899.28" calcext:value-type="float">
            <text:p>899,28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/>
          <table:table-cell office:value-type="float" office:value="4613.82" calcext:value-type="float">
            <text:p>4613,82</text:p>
          </table:table-cell>
          <table:table-cell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table:number-columns-repeated="2"/>
          <table:table-cell office:value-type="float" office:value="13995.77" calcext:value-type="float">
            <text:p>13995,77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table:number-columns-repeated="2"/>
          <table:table-cell office:value-type="float" office:value="4613.82" calcext:value-type="float">
            <text:p>4613,82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table:number-columns-repeated="2"/>
          <table:table-cell office:value-type="float" office:value="9381.95" calcext:value-type="float">
            <text:p>9381,95</text:p>
          </table:table-cell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/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/>
          <table:table-cell office:value-type="float" office:value="1344.12" calcext:value-type="float">
            <text:p>1344,12</text:p>
          </table:table-cell>
          <table:table-cell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/>
          <table:table-cell office:value-type="float" office:value="6587.1" calcext:value-type="float">
            <text:p>6587,1</text:p>
          </table:table-cell>
          <table:table-cell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table:number-columns-repeated="2"/>
          <table:table-cell office:value-type="float" office:value="21858.99" calcext:value-type="float">
            <text:p>21858,99</text:p>
          </table:table-cell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table:number-columns-repeated="2"/>
          <table:table-cell office:value-type="float" office:value="6587.1" calcext:value-type="float">
            <text:p>6587,1</text:p>
          </table:table-cell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table:number-columns-repeated="2"/>
          <table:table-cell office:value-type="float" office:value="15271.89" calcext:value-type="float">
            <text:p>15271,89</text:p>
          </table:table-cell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/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/>
          <table:table-cell office:value-type="float" office:value="3398.7" calcext:value-type="float">
            <text:p>3398,7</text:p>
          </table:table-cell>
          <table:table-cell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/>
          <table:table-cell office:value-type="float" office:value="2468.46" calcext:value-type="float">
            <text:p>2468,46</text:p>
          </table:table-cell>
          <table:table-cell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table:number-columns-repeated="2"/>
          <table:table-cell office:value-type="float" office:value="27674.15" calcext:value-type="float">
            <text:p>27674,15</text:p>
          </table:table-cell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table:number-columns-repeated="2"/>
          <table:table-cell office:value-type="float" office:value="2468.46" calcext:value-type="float">
            <text:p>2468,46</text:p>
          </table:table-cell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table:number-columns-repeated="2"/>
          <table:table-cell office:value-type="float" office:value="25205.69" calcext:value-type="float">
            <text:p>25205,69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408.45" calcext:value-type="float">
            <text:p>-408,45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196.27" calcext:value-type="float">
            <text:p>-196,27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2325" calcext:value-type="float">
            <text:p>-2325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13.57" calcext:value-type="float">
            <text:p>-13,57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40.55" calcext:value-type="float">
            <text:p>-40,55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2857.84" calcext:value-type="float">
            <text:p>2857,84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/>
          <table:table-cell office:value-type="float" office:value="1344.12" calcext:value-type="float">
            <text:p>1344,12</text:p>
          </table:table-cell>
          <table:table-cell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table:number-columns-repeated="2"/>
          <table:table-cell office:value-type="float" office:value="28725.27" calcext:value-type="float">
            <text:p>28725,27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table:number-columns-repeated="2"/>
          <table:table-cell office:value-type="float" office:value="1344.12" calcext:value-type="float">
            <text:p>1344,12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table:number-columns-repeated="2"/>
          <table:table-cell office:value-type="float" office:value="27381.15" calcext:value-type="float">
            <text:p>27381,15</text:p>
          </table:table-cell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/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/>
          <table:table-cell office:value-type="float" office:value="1162.04" calcext:value-type="float">
            <text:p>1162,04</text:p>
          </table:table-cell>
          <table:table-cell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/>
          <table:table-cell office:value-type="float" office:value="3597.16" calcext:value-type="float">
            <text:p>3597,16</text:p>
          </table:table-cell>
          <table:table-cell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table:number-columns-repeated="2"/>
          <table:table-cell office:value-type="float" office:value="33444.47" calcext:value-type="float">
            <text:p>33444,47</text:p>
          </table:table-cell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table:number-columns-repeated="2"/>
          <table:table-cell office:value-type="float" office:value="3597.16" calcext:value-type="float">
            <text:p>3597,16</text:p>
          </table:table-cell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table:number-columns-repeated="2"/>
          <table:table-cell office:value-type="float" office:value="29847.31" calcext:value-type="float">
            <text:p>29847,31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-508.5" calcext:value-type="float">
            <text:p>-508,5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-615" calcext:value-type="float">
            <text:p>-615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454.44" calcext:value-type="float">
            <text:p>454,44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444.84" calcext:value-type="float">
            <text:p>444,84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3620.79" calcext:value-type="float">
            <text:p>3620,79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/>
          <table:table-cell office:value-type="float" office:value="-300.39" calcext:value-type="float">
            <text:p>-300,39</text:p>
          </table:table-cell>
          <table:table-cell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table:number-columns-repeated="2"/>
          <table:table-cell office:value-type="float" office:value="36512.65" calcext:value-type="float">
            <text:p>36512,65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table:number-columns-repeated="2"/>
          <table:table-cell office:value-type="float" office:value="4075.23" calcext:value-type="float">
            <text:p>4075,23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table:number-columns-repeated="2"/>
          <table:table-cell office:value-type="float" office:value="32437.42" calcext:value-type="float">
            <text:p>32437,42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463.33" calcext:value-type="float">
            <text:p>-463,33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1393.67" calcext:value-type="float">
            <text:p>-1393,67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272.9" calcext:value-type="float">
            <text:p>-272,9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8072.56" calcext:value-type="float">
            <text:p>-8072,56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4334.63" calcext:value-type="float">
            <text:p>-4334,63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-164" calcext:value-type="float">
            <text:p>-164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6214.73" calcext:value-type="float">
            <text:p>6214,73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11367.88" calcext:value-type="float">
            <text:p>11367,88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/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table:number-columns-repeated="2"/>
          <table:table-cell office:value-type="float" office:value="39394.24" calcext:value-type="float">
            <text:p>39394,24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table:number-columns-repeated="2"/>
          <table:table-cell office:value-type="float" office:value="11367.88" calcext:value-type="float">
            <text:p>11367,88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table:number-columns-repeated="2"/>
          <table:table-cell office:value-type="float" office:value="28026.36" calcext:value-type="float">
            <text:p>28026,36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4698.9" calcext:value-type="float">
            <text:p>-4698,9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5358.24" calcext:value-type="float">
            <text:p>-5358,24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208.72" calcext:value-type="float">
            <text:p>-208,72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-616" calcext:value-type="float">
            <text:p>-616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19532.79" calcext:value-type="float">
            <text:p>19532,79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/>
          <table:table-cell office:value-type="float" office:value="50593.96" calcext:value-type="float">
            <text:p>50593,96</text:p>
          </table:table-cell>
          <table:table-cell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table:number-columns-repeated="2"/>
          <table:table-cell office:value-type="float" office:value="98482.63" calcext:value-type="float">
            <text:p>98482,63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table:number-columns-repeated="2"/>
          <table:table-cell office:value-type="float" office:value="50593.96" calcext:value-type="float">
            <text:p>50593,96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table:number-columns-repeated="2"/>
          <table:table-cell office:value-type="float" office:value="47888.67" calcext:value-type="float">
            <text:p>47888,67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-364.68" calcext:value-type="float">
            <text:p>-364,68</text:p>
          </table:table-cell>
          <table:table-cell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-1416.67" calcext:value-type="float">
            <text:p>-1416,67</text:p>
          </table:table-cell>
          <table:table-cell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453.74" calcext:value-type="float">
            <text:p>453,74</text:p>
          </table:table-cell>
          <table:table-cell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/>
          <table:table-cell office:value-type="float" office:value="2833.32" calcext:value-type="float">
            <text:p>2833,32</text:p>
          </table:table-cell>
          <table:table-cell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table:number-columns-repeated="2"/>
          <table:table-cell office:value-type="float" office:value="99960.34" calcext:value-type="float">
            <text:p>99960,34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table:number-columns-repeated="2"/>
          <table:table-cell office:value-type="float" office:value="2833.32" calcext:value-type="float">
            <text:p>2833,32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table:number-columns-repeated="2"/>
          <table:table-cell office:value-type="float" office:value="97127.02" calcext:value-type="float">
            <text:p>97127,02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10047" calcext:value-type="float">
            <text:p>-10047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15868.33" calcext:value-type="float">
            <text:p>-15868,33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278.56" calcext:value-type="float">
            <text:p>-278,56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3300" calcext:value-type="float">
            <text:p>-3300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5.17" calcext:value-type="float">
            <text:p>-5,17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463.53" calcext:value-type="float">
            <text:p>463,53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5147.25" calcext:value-type="float">
            <text:p>5147,25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/>
          <table:table-cell office:value-type="float" office:value="5.46" calcext:value-type="float">
            <text:p>5,46</text:p>
          </table:table-cell>
          <table:table-cell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table:number-columns-repeated="2"/>
          <table:table-cell office:value-type="float" office:value="76001.52" calcext:value-type="float">
            <text:p>76001,52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table:number-columns-repeated="2"/>
          <table:table-cell office:value-type="float" office:value="5147.25" calcext:value-type="float">
            <text:p>5147,25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table:number-columns-repeated="2"/>
          <table:table-cell office:value-type="float" office:value="70854.27" calcext:value-type="float">
            <text:p>70854,27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-10279.66" calcext:value-type="float">
            <text:p>-10279,66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-103.05" calcext:value-type="float">
            <text:p>-103,05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2909.7" calcext:value-type="float">
            <text:p>2909,7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1576.59" calcext:value-type="float">
            <text:p>1576,59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/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table:number-columns-repeated="2"/>
          <table:table-cell office:value-type="float" office:value="70081.14" calcext:value-type="float">
            <text:p>70081,14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table:number-columns-repeated="2"/>
          <table:table-cell office:value-type="float" office:value="1576.59" calcext:value-type="float">
            <text:p>1576,59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table:number-columns-repeated="2"/>
          <table:table-cell office:value-type="float" office:value="68504.55" calcext:value-type="float">
            <text:p>68504,55</text:p>
          </table:table-cell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/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/>
          <table:table-cell office:value-type="float" office:value="-5.17" calcext:value-type="float">
            <text:p>-5,17</text:p>
          </table:table-cell>
          <table:table-cell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table:number-columns-repeated="2"/>
          <table:table-cell office:value-type="float" office:value="70015.97" calcext:value-type="float">
            <text:p>70015,97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-377.06" calcext:value-type="float">
            <text:p>-377,06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-709.5" calcext:value-type="float">
            <text:p>-709,5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-737.81" calcext:value-type="float">
            <text:p>-737,81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-5316.54" calcext:value-type="float">
            <text:p>-5316,54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-3656.16" calcext:value-type="float">
            <text:p>-3656,16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/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table:number-columns-repeated="2"/>
          <table:table-cell office:value-type="float" office:value="59219.02" calcext:value-type="float">
            <text:p>59219,02</text:p>
          </table:table-cell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-374.81" calcext:value-type="float">
            <text:p>-374,81</text:p>
          </table:table-cell>
          <table:table-cell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-8060.45" calcext:value-type="float">
            <text:p>-8060,45</text:p>
          </table:table-cell>
          <table:table-cell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-4612.39" calcext:value-type="float">
            <text:p>-4612,39</text:p>
          </table:table-cell>
          <table:table-cell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/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 table:number-columns-repeated="2"/>
          <table:table-cell office:value-type="float" office:value="45171.51" calcext:value-type="float">
            <text:p>45171,51</text:p>
          </table:table-cell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-667" calcext:value-type="float">
            <text:p>-667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-786.25" calcext:value-type="float">
            <text:p>-786,25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-325.38" calcext:value-type="float">
            <text:p>-325,38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1046.38" calcext:value-type="float">
            <text:p>1046,38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-12384" calcext:value-type="float">
            <text:p>-12384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/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table:number-columns-repeated="2"/>
          <table:table-cell office:value-type="float" office:value="32047.58" calcext:value-type="float">
            <text:p>32047,58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-304.2" calcext:value-type="float">
            <text:p>-304,2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-3584.7" calcext:value-type="float">
            <text:p>-3584,7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-4170.67" calcext:value-type="float">
            <text:p>-4170,67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-1300" calcext:value-type="float">
            <text:p>-1300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-11627.1" calcext:value-type="float">
            <text:p>-11627,1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/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table:number-columns-repeated="2"/>
          <table:table-cell office:value-type="string" calcext:value-type="string">
            <text:p>11061.40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/>
          <table:table-cell office:value-type="float" office:value="-111.5" calcext:value-type="float">
            <text:p>-111,5</text:p>
          </table:table-cell>
          <table:table-cell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/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/>
          <table:table-cell office:value-type="float" office:value="463.53" calcext:value-type="float">
            <text:p>463,53</text:p>
          </table:table-cell>
          <table:table-cell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/>
          <table:table-cell office:value-type="float" office:value="1140.41" calcext:value-type="float">
            <text:p>1140,41</text:p>
          </table:table-cell>
          <table:table-cell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table:number-columns-repeated="2"/>
          <table:table-cell office:value-type="float" office:value="12541.84" calcext:value-type="float">
            <text:p>12541,84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table:number-columns-repeated="2"/>
          <table:table-cell office:value-type="float" office:value="1140.41" calcext:value-type="float">
            <text:p>1140,41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table:number-columns-repeated="2"/>
          <table:table-cell office:value-type="float" office:value="11401.43" calcext:value-type="float">
            <text:p>11401,43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-500" calcext:value-type="float">
            <text:p>-500</text:p>
          </table:table-cell>
          <table:table-cell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12795.87" calcext:value-type="float">
            <text:p>12795,87</text:p>
          </table:table-cell>
          <table:table-cell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463.53" calcext:value-type="float">
            <text:p>463,53</text:p>
          </table:table-cell>
          <table:table-cell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/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table:number-columns-repeated="2"/>
          <table:table-cell office:value-type="float" office:value="25134.24" calcext:value-type="float">
            <text:p>25134,24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table:number-columns-repeated="2"/>
          <table:table-cell office:value-type="float" office:value="463.53" calcext:value-type="float">
            <text:p>463,53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table:number-columns-repeated="2"/>
          <table:table-cell office:value-type="float" office:value="24670.71" calcext:value-type="float">
            <text:p>24670,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2:03:51.665727774</meta:creation-date>
    <dc:date>2018-09-03T23:29:32.110310509</dc:date>
    <meta:editing-duration>PT1H3M17S</meta:editing-duration>
    <meta:editing-cycles>21</meta:editing-cycles>
    <meta:generator>LibreOffice/6.0.3.2$Linux_X86_64 LibreOffice_project/00m0$Build-2</meta:generator>
    <meta:document-statistic meta:table-count="2" meta:cell-count="584" meta:object-count="0"/>
  </office:meta>
</office:document-meta>
</file>